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text-properties officeooo:rsid="000f2ff4" officeooo:paragraph-rsid="000f2ff4"/>
    </style:style>
    <style:style style:name="P2" style:family="paragraph" style:parent-style-name="Text_20_body">
      <style:text-properties officeooo:rsid="002dfa50" officeooo:paragraph-rsid="002dfa50"/>
    </style:style>
    <style:style style:name="P3" style:family="paragraph" style:parent-style-name="Preformatted_20_Text">
      <style:text-properties officeooo:rsid="000f2ff4" officeooo:paragraph-rsid="000f2ff4"/>
    </style:style>
    <style:style style:name="P4" style:family="paragraph" style:parent-style-name="Preformatted_20_Text">
      <style:text-properties officeooo:rsid="000f2ff4" officeooo:paragraph-rsid="0024402e"/>
    </style:style>
    <style:style style:name="P5" style:family="paragraph" style:parent-style-name="Preformatted_20_Text">
      <style:text-properties officeooo:rsid="00128214" officeooo:paragraph-rsid="00128214"/>
    </style:style>
    <style:style style:name="P6" style:family="paragraph" style:parent-style-name="Preformatted_20_Text">
      <style:text-properties officeooo:rsid="00128214" officeooo:paragraph-rsid="0013ac79"/>
    </style:style>
    <style:style style:name="P7" style:family="paragraph" style:parent-style-name="Preformatted_20_Text">
      <style:text-properties officeooo:rsid="00128214" officeooo:paragraph-rsid="001b6028"/>
    </style:style>
    <style:style style:name="P8" style:family="paragraph" style:parent-style-name="Preformatted_20_Text">
      <style:text-properties officeooo:rsid="001190e3" officeooo:paragraph-rsid="000fdc07"/>
    </style:style>
    <style:style style:name="P9" style:family="paragraph" style:parent-style-name="Preformatted_20_Text">
      <style:text-properties officeooo:rsid="00190225" officeooo:paragraph-rsid="00190225"/>
    </style:style>
    <style:style style:name="P10" style:family="paragraph" style:parent-style-name="Preformatted_20_Text">
      <style:text-properties officeooo:rsid="00190225" officeooo:paragraph-rsid="001a4fd2"/>
    </style:style>
    <style:style style:name="P11" style:family="paragraph" style:parent-style-name="Preformatted_20_Text">
      <style:text-properties officeooo:rsid="00190225" officeooo:paragraph-rsid="001b6028"/>
    </style:style>
    <style:style style:name="P12" style:family="paragraph" style:parent-style-name="Preformatted_20_Text">
      <style:text-properties officeooo:rsid="001a4fd2" officeooo:paragraph-rsid="001a4fd2"/>
    </style:style>
    <style:style style:name="P13" style:family="paragraph" style:parent-style-name="Preformatted_20_Text">
      <style:text-properties officeooo:rsid="001b6028" officeooo:paragraph-rsid="001b6028"/>
    </style:style>
    <style:style style:name="P14" style:family="paragraph" style:parent-style-name="Preformatted_20_Text">
      <style:text-properties officeooo:rsid="0020e027" officeooo:paragraph-rsid="0020e027"/>
    </style:style>
    <style:style style:name="P15" style:family="paragraph" style:parent-style-name="Preformatted_20_Text">
      <style:text-properties officeooo:rsid="0021b201" officeooo:paragraph-rsid="0021b201"/>
    </style:style>
    <style:style style:name="P16" style:family="paragraph" style:parent-style-name="Preformatted_20_Text">
      <style:text-properties officeooo:rsid="002323ec" officeooo:paragraph-rsid="002323ec"/>
    </style:style>
    <style:style style:name="P17" style:family="paragraph" style:parent-style-name="Preformatted_20_Text">
      <style:text-properties officeooo:rsid="002323ec" officeooo:paragraph-rsid="00276f87"/>
    </style:style>
    <style:style style:name="P18" style:family="paragraph" style:parent-style-name="Preformatted_20_Text">
      <style:text-properties officeooo:rsid="002385c9" officeooo:paragraph-rsid="000f2ff4"/>
    </style:style>
    <style:style style:name="P19" style:family="paragraph" style:parent-style-name="Preformatted_20_Text">
      <style:text-properties officeooo:rsid="002385c9" officeooo:paragraph-rsid="0024402e"/>
    </style:style>
    <style:style style:name="P20" style:family="paragraph" style:parent-style-name="Preformatted_20_Text">
      <style:text-properties officeooo:rsid="0025b934" officeooo:paragraph-rsid="0025b934"/>
    </style:style>
    <style:style style:name="P21" style:family="paragraph" style:parent-style-name="Preformatted_20_Text">
      <style:text-properties officeooo:rsid="00261a9e" officeooo:paragraph-rsid="00261a9e"/>
    </style:style>
    <style:style style:name="P22" style:family="paragraph" style:parent-style-name="Preformatted_20_Text">
      <style:text-properties officeooo:rsid="002a5483" officeooo:paragraph-rsid="002a5483"/>
    </style:style>
    <style:style style:name="P23" style:family="paragraph" style:parent-style-name="Preformatted_20_Text">
      <style:text-properties officeooo:rsid="002a895f" officeooo:paragraph-rsid="002a895f"/>
    </style:style>
    <style:style style:name="P24" style:family="paragraph" style:parent-style-name="Preformatted_20_Text">
      <style:text-properties officeooo:rsid="002c18ed" officeooo:paragraph-rsid="002c18ed"/>
    </style:style>
    <style:style style:name="T1" style:family="text">
      <style:text-properties officeooo:rsid="0013ac79"/>
    </style:style>
    <style:style style:name="T2" style:family="text">
      <style:text-properties officeooo:rsid="0013d14c"/>
    </style:style>
    <style:style style:name="T3" style:family="text">
      <style:text-properties officeooo:rsid="0015c4ba"/>
    </style:style>
    <style:style style:name="T4" style:family="text">
      <style:text-properties officeooo:rsid="001b6028"/>
    </style:style>
    <style:style style:name="T5" style:family="text">
      <style:text-properties officeooo:rsid="00276f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students</text:p>
      <text:h text:style-name="Heading_20_1" text:outline-level="1">students managment system</text:h>
      <text:p text:style-name="P1"/>
      <text:p text:style-name="P2">Enterprise</text:p>
      <text:p text:style-name="Text_20_body">Signin 1</text:p>
      <text:p text:style-name="Text_20_body">Signin 2</text:p>
      <text:h text:style-name="Heading_20_2" text:outline-level="2"/>
      <text:h text:style-name="Heading_20_2" text:outline-level="2">Authentication</text:h>
      <text:p text:style-name="P22"/>
      <text:p text:style-name="P22">Staff</text:p>
      <text:p text:style-name="P22"><text:tab/>UserName, Passsword</text:p>
      <text:p text:style-name="P22"/>
      <text:p text:style-name="P22"/>
      <text:p text:style-name="P23">User Types</text:p>
      <text:p text:style-name="P23"><text:tab/>students</text:p>
      <text:p text:style-name="P23"><text:tab/>student Representative</text:p>
      <text:p text:style-name="P23"><text:tab/>KEAM user</text:p>
      <text:p text:style-name="P23"><text:tab/>Supervisor</text:p>
      <text:p text:style-name="P23"><text:tab/>Data Entry Operator</text:p>
      <text:p text:style-name="P23"><text:tab/>Staff-in-charge</text:p>
      <text:p text:style-name="P23"><text:tab/>Teacher</text:p>
      <text:p text:style-name="P23"/>
      <text:p text:style-name="P23"/>
      <text:p text:style-name="P24">Menu for User Types</text:p>
      <text:p text:style-name="P24"><text:tab/>Read Menu from DB, Allow only permitted Users</text:p>
      <text:p text:style-name="P24"><text:tab/></text:p>
      <text:p text:style-name="P1"/>
      <text:h text:style-name="Heading_20_2" text:outline-level="2">Capture data from KEAM</text:h>
      <text:p text:style-name="P5"><text:tab/>RollNo, Rank, Name &amp; Address, Gender, MobineNo, Category, AllottedCategory</text:p>
      <text:p text:style-name="P5"/>
      <text:p text:style-name="P5">On Entering RollNo, Rank, Mobile Number or Part of Name</text:p>
      <text:p text:style-name="P5"><text:tab/>Show Corresponding Record</text:p>
      <text:p text:style-name="P6"><text:tab/>Properly format <text:span text:style-name="T1">Name</text:span></text:p>
      <text:p text:style-name="P6"><text:tab/><text:span text:style-name="T1">Properly format </text:span>Address in to 3 lines</text:p>
      <text:p text:style-name="P6"><text:tab/><text:span text:style-name="T2">PIN(may be last 6 digits from address)</text:span></text:p>
      <text:p text:style-name="P6"><text:tab/></text:p>
      <text:p text:style-name="P5"><text:tab/>Enter Other Details</text:p>
      <text:p text:style-name="P5"><text:tab/><text:tab/><text:span text:style-name="T2">AdmissionNumber</text:span></text:p>
      <text:p text:style-name="P5"><text:tab/><text:tab/><text:span text:style-name="T2">Programme</text:span></text:p>
      <text:p text:style-name="P5"><text:tab/><text:tab/><text:span text:style-name="T2">Branch</text:span></text:p>
      <text:p text:style-name="P5"/>
      <text:p text:style-name="P5"><text:tab/><text:tab/><text:span text:style-name="T2">Year of Admission</text:span></text:p>
      <text:p text:style-name="P5"><text:tab/><text:tab/><text:span text:style-name="T2">DOB</text:span></text:p>
      <text:p text:style-name="P5"><text:tab/><text:tab/></text:p>
      <text:p text:style-name="P5"><text:tab/><text:tab/></text:p>
      <text:p text:style-name="P20">Login with</text:p>
      <text:p text:style-name="P20"><text:tab/>Admission Number</text:p>
      <text:p text:style-name="P20"><text:tab/>Phone number/password</text:p>
      <text:p text:style-name="P18"><text:soft-page-break/></text:p>
      <text:p text:style-name="P11">- -------------------- -</text:p>
      <text:p text:style-name="P13">Update</text:p>
      <text:p text:style-name="P7"><text:tab/><text:tab/><text:span text:style-name="T2">Blood Group</text:span></text:p>
      <text:p text:style-name="P7"><text:tab/><text:tab/><text:span text:style-name="T3">Alternate Phone</text:span><text:tab/></text:p>
      <text:p text:style-name="P7"><text:tab/><text:tab/><text:span text:style-name="T4">Upload Photo</text:span></text:p>
      <text:p text:style-name="P7"><text:tab/><text:tab/><text:span text:style-name="T4">upload Signature</text:span></text:p>
      <text:p text:style-name="P8"/>
      <text:p text:style-name="P10">- -------------------- -</text:p>
      <text:p text:style-name="P12">Assign RollNo</text:p>
      <text:p text:style-name="P4"/>
      <text:p text:style-name="P19">Print ID Card</text:p>
      <text:p text:style-name="P19">Prepare Exam Seating Arrangement</text:p>
      <text:p text:style-name="P19"/>
      <text:p text:style-name="P10">- -------------------- -</text:p>
      <text:p text:style-name="P10">Enter Sem 5 Elective</text:p>
      <text:p text:style-name="P9">Enter Sem 7 Elective</text:p>
      <text:p text:style-name="P9"/>
      <text:p text:style-name="P14">- -------------------- -</text:p>
      <text:p text:style-name="P14"/>
      <text:p text:style-name="P15">TBD</text:p>
      <text:p text:style-name="P14"/>
      <text:p text:style-name="P14">Semester Registration</text:p>
      <text:p text:style-name="P14">TC</text:p>
      <text:p text:style-name="P15">Exam Fees</text:p>
      <text:p text:style-name="P15">Attendance</text:p>
      <text:p text:style-name="P15">Sessional mark</text:p>
      <text:p text:style-name="P17"><text:span text:style-name="T5">Apply for </text:span>Bus </text:p>
      <text:p text:style-name="P17"><text:span text:style-name="T5">Apply for Hostel</text:span> </text:p>
      <text:p text:style-name="P17"/>
      <text:p text:style-name="P16">No Dues</text:p>
      <text:p text:style-name="P21">PTA Online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9-10-01T12:34:24.742994395</dc:date>
    <meta:editing-duration>PT1H50M3S</meta:editing-duration>
    <meta:editing-cycles>26</meta:editing-cycles>
    <meta:document-statistic meta:table-count="0" meta:image-count="0" meta:object-count="0" meta:page-count="2" meta:paragraph-count="62" meta:word-count="155" meta:character-count="1053" meta:non-whitespace-character-count="912"/>
  </office:meta>
</office:document-meta>
</file>